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textarea-vertical-align="top" fo:min-height="8.418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12.1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</style:style>
    <style:style style:name="P6" style:family="paragraph">
      <style:paragraph-properties fo:text-align="center"/>
      <style:text-properties fo:font-size="32pt"/>
    </style:style>
    <style:style style:name="P7" style:family="paragraph">
      <loext:graphic-properties draw:fill-color="#ffffff"/>
      <style:paragraph-properties fo:text-align="center"/>
      <style:text-properties fo:font-size="32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8.418cm" svg:x="1.4cm" svg:y="4.4cm" presentation:class="subtitle" presentation:user-transformed="true">
          <draw:text-box>
            <text:p text:style-name="P1">Vad är ”teknik” ?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2" draw:layer="layout" svg:width="25.199cm" svg:height="8.418cm" svg:x="1.4cm" svg:y="4.4cm" presentation:class="subtitle" presentation:user-transformed="true">
          <draw:text-box>
            <text:p text:style-name="P1">Vad är ”teknik” ?</text:p>
            <text:p text:style-name="P1"/>
            <text:p text:style-name="P1">Hur vi arbetar med det bestämmer vad det är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2" draw:layer="layout" svg:width="25.199cm" svg:height="8.418cm" svg:x="1.4cm" svg:y="4.4cm" presentation:class="subtitle" presentation:user-transformed="true">
          <draw:text-box>
            <text:p text:style-name="P1">Vad är ”teknik” ?</text:p>
            <text:p text:style-name="P1"/>
            <text:p text:style-name="P1">Hur vi arbetar med det bestämmer vad det är</text:p>
            <text:p text:style-name="P1"/>
            <text:p text:style-name="P1">Teknik är ett system: Kultur, språk, infrastruktur, mm. tillhör också tekniken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3" draw:text-style-name="P5" draw:layer="layout" svg:width="25.199cm" svg:height="12.19cm" svg:x="1.4cm" svg:y="0.628cm" presentation:class="subtitle">
          <draw:text-box>
            <text:p text:style-name="P4">”A freestanding word processor is indeed work-related technology. But link those word processors into a work station — that is, into a system — and the technology becomes controlrelated. Now workers can be timed, assignments can be broken up, and the interaction between the operators can be monitored.”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3" draw:text-style-name="P2" draw:layer="layout" svg:width="25.199cm" svg:height="12.19cm" svg:x="1.4cm" svg:y="0.628cm" presentation:class="subtitle">
          <draw:text-box>
            <text:p text:style-name="P1">”Lämna in projektplanen i PDF-format kl 23:59 på fredag”</text:p>
            <text:p text:style-name="P1"/>
            <text:p text:style-name="P1">jmf. med</text:p>
            <text:p text:style-name="P1"/>
            <text:p text:style-name="P1">”Berätta för mig hur ni planerar att genomföra ert projekt”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3" draw:text-style-name="P5" draw:layer="layout" svg:width="25.199cm" svg:height="12.19cm" svg:x="1.4cm" svg:y="0.628cm" presentation:class="subtitle">
          <draw:text-box>
            <text:p text:style-name="P4">”Holistic technologies are normally associated with the notion of craft. Artisans, be they potters, weavers, metal-smiths, or cooks, control the process of their own work from beginning to finish. Their hands and minds make situational decisions as the work proceeds”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3" draw:text-style-name="P2" draw:layer="layout" svg:width="25.199cm" svg:height="12.19cm" svg:x="1.4cm" svg:y="0.628cm" presentation:class="subtitle" presentation:user-transformed="true">
          <draw:text-box>
            <text:p text:style-name="P1">Skillnad mellan klädfabrik i Asien,</text:p>
            <text:p text:style-name="P1">och skräddare i Sverige?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3" draw:text-style-name="P2" draw:layer="layout" svg:width="25.199cm" svg:height="12.19cm" svg:x="1.4cm" svg:y="0.628cm" presentation:class="subtitle" presentation:user-transformed="true">
          <draw:text-box>
            <text:p text:style-name="P1">Mitt svar:</text:p>
            <text:p text:style-name="P1">Skräddaren bestämmer <text:span text:style-name="T1">hur</text:span><text:span text:style-name="T2"> de arbetar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3" draw:text-style-name="P5" draw:layer="layout" svg:width="25.199cm" svg:height="12.19cm" svg:x="1.4cm" svg:y="0.628cm" presentation:class="subtitle">
          <draw:text-box>
            <text:p text:style-name="P4">”When work is organized as a sequence of separately executable steps, the control over the work moves to the organizer, the boss or manager. […] In political terms, prescriptive technologies are <text:span text:style-name="T1">designs for compliance</text:span>.”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3" draw:text-style-name="P2" draw:layer="layout" svg:width="25.199cm" svg:height="12.19cm" svg:x="1.4cm" svg:y="0.628cm" presentation:class="subtitle" presentation:user-transformed="true">
          <draw:text-box>
            <text:p text:style-name="P1">Varför ger Microsoft 95% rabatt på Word till studenter som får CSN?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3" draw:text-style-name="P2" draw:layer="layout" svg:width="25.199cm" svg:height="12.19cm" svg:x="1.4cm" svg:y="0.628cm" presentation:class="subtitle" presentation:user-transformed="true">
          <draw:text-box>
            <text:p text:style-name="P1">Varför väljer Apple att inte följa någon standard för laddare, VGA och HDMI?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3" draw:text-style-name="P7" draw:layer="layout" svg:width="25.199cm" svg:height="12.19cm" svg:x="1.4cm" svg:y="0.628cm" presentation:class="subtitle" presentation:user-transformed="true">
          <draw:text-box>
            <text:p text:style-name="P6">Tänk på ett program du vill skapa</text:p>
            <text:p text:style-name="P6"/>
            <text:p text:style-name="P6">Vem bestämmer hur det ska användas?</text:p>
            <text:p text:style-name="P6">Du eller användaren? Någon annan?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4T16:47:37.130734860</meta:creation-date>
    <dc:date>2018-04-24T17:23:03.276691394</dc:date>
    <meta:editing-duration>PT35M28S</meta:editing-duration>
    <meta:editing-cycles>3</meta:editing-cycles>
    <meta:generator>LibreOffice/6.0.2.1$Linux_x86 LibreOffice_project/00m0$Build-1</meta:generator>
    <meta:document-statistic meta:object-count="57"/>
  </office:meta>
</office:document-meta>
</file>